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-Black" svg:font-family="Frutiger-Black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31f20" style:font-name="Frutiger-Black" fo:font-size="9pt" fo:font-weight="bold" style:font-name-asian="Frutiger-Black" style:font-size-asian="9pt" style:font-weight-asian="bold" style:font-name-complex="Frutiger-Black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3" office:value-type="string" calcext:value-type="string">
            <text:p>Pin Name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Pin Descriptio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table:style-name="ce2" office:value-type="string" calcext:value-type="string">
            <text:p>A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connected.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UDQSN/NU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Differential data mode strobe for upper bits DQ[15:8].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DQ1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 from VSS and VSSQ.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put data mask fgor upper bits DQ[15:8].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UDQSP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Data strobe for upper bits DQ[15:8].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DQ1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DQ9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DQ8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1.8V tolerance 0.1V. Isolated from device.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Q1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Q1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Q1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Q1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connected.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LDQSN/NU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fferential data mode strobe for lower bits DQ[7:0].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DQ6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LDM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put data mask for lower bits DQ[7:0].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DQSP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Differential data mode strobe for lower bits DQ[7:0].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DQ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DQ1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DQ0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VDD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Power supply 1.8V tolerance 0.1V. Isolated from device.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DQ4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DQ3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DQ2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SSQ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Q ground isolated on device.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DQ5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Bidirectional data.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VDD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LL Power supply 1.8 V tolerance 0.1V.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STL_18 reference supply.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VSSD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DLL ground. Isolated isolated from VSS &amp; VSSQ on device.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K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fferential clock input.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CK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lock enable.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WE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ine command <text:s/>being entered.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RAS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ine command <text:s/>being entered.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CK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fferential clock input.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OD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n die termination.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A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ank address select.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A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ank address select.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A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ank address select.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CAS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efine command <text:s/>being entered.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CS(N)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Enable command decoder.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Ground.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Power supply 1.8V tolerance 0.1V.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dress input.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rved for future use.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rved for future use.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rved for future us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-Black" svg:font-family="Frutiger-Black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5:51:54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1:51:17.007000000</meta:creation-date>
    <dc:date>2019-01-18T17:46:35.671000000</dc:date>
    <meta:editing-duration>PT3H13M13S</meta:editing-duration>
    <meta:editing-cycles>7</meta:editing-cycles>
    <meta:generator>LibreOffice/5.4.4.2$Windows_X86_64 LibreOffice_project/2524958677847fb3bb44820e40380acbe820f960</meta:generator>
    <meta:document-statistic meta:table-count="1" meta:cell-count="340" meta:object-count="0"/>
  </office:meta>
</office:document-meta>
</file>